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Times New Roman" fo:language="it" fo:country="IT" style:font-name-complex="Times New Roman1"/>
    </style:style>
    <style:style style:name="P2" style:family="paragraph" style:parent-style-name="Title">
      <style:paragraph-properties fo:text-align="center" style:justify-single-word="false"/>
      <style:text-properties style:font-name="Times new Roman" fo:language="it" fo:country="IT"/>
    </style:style>
    <style:style style:name="P3" style:family="paragraph" style:parent-style-name="Subtitle">
      <style:paragraph-properties fo:text-align="center" style:justify-single-word="false"/>
      <style:text-properties style:font-name="Times New Roman" fo:language="it" fo:country="IT" officeooo:rsid="0008c7bf" officeooo:paragraph-rsid="0008c7bf" style:font-name-complex="Times New Roman1"/>
    </style:style>
    <style:style style:name="P4" style:family="paragraph" style:parent-style-name="Standard">
      <style:paragraph-properties fo:break-before="page"/>
      <style:text-properties fo:language="it" fo:country="IT" officeooo:paragraph-rsid="0008c7bf"/>
    </style:style>
    <style:style style:name="P5" style:family="paragraph" style:parent-style-name="Standard">
      <style:text-properties officeooo:paragraph-rsid="000abde7"/>
    </style:style>
    <style:style style:name="P6" style:family="paragraph" style:parent-style-name="Standard">
      <style:text-properties style:font-name="Times New Roman" fo:language="it" fo:country="IT" officeooo:paragraph-rsid="000ab954" style:font-name-complex="Times New Roman1"/>
    </style:style>
    <style:style style:name="P7" style:family="paragraph" style:parent-style-name="Standard">
      <style:text-properties style:font-name="Times New Roman" fo:language="it" fo:country="IT" fo:font-weight="bold" officeooo:rsid="000abde7" officeooo:paragraph-rsid="000abde7" style:font-weight-asian="bold" style:font-name-complex="Times New Roman1" style:font-weight-complex="bold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Text_20_body">
      <style:text-properties officeooo:paragraph-rsid="000c4119"/>
    </style:style>
    <style:style style:name="P10" style:family="paragraph" style:parent-style-name="Text_20_body">
      <style:text-properties style:use-window-font-color="true" loext:opacity="0%" style:font-name="Times new Roman" fo:language="it" fo:country="IT" fo:font-style="normal" style:text-underline-style="none" style:font-style-asian="normal" style:font-style-complex="normal"/>
    </style:style>
    <style:style style:name="P11" style:family="paragraph" style:parent-style-name="Text_20_body">
      <style:text-properties style:use-window-font-color="true" loext:opacity="0%" style:text-position="0% 100%" style:font-name="Times new Roman" fo:language="it" fo:country="IT" fo:font-style="normal" style:text-underline-style="none" fo:font-weight="bold" officeooo:rsid="000c9e5b" officeooo:paragraph-rsid="000c9e5b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paragraph-rsid="000ab954"/>
    </style:style>
    <style:style style:name="P13" style:family="paragraph" style:parent-style-name="Standard">
      <style:text-properties fo:language="it" fo:country="IT" officeooo:paragraph-rsid="000ab954"/>
    </style:style>
    <style:style style:name="P14" style:family="paragraph" style:parent-style-name="Standard">
      <style:text-properties style:font-name="times new roman" fo:language="it" fo:country="IT" officeooo:paragraph-rsid="000c9e5b"/>
    </style:style>
    <style:style style:name="T1" style:family="text">
      <style:text-properties style:font-name="Times New Roman" fo:font-weight="bold" officeooo:rsid="0008c7bf" style:font-weight-asian="bold" style:font-name-complex="Times New Roman1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24b55" style:font-weight-asian="bold" style:font-name-complex="Times New Roman1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fo:font-weight="normal" officeooo:rsid="0017a883" style:font-weight-asian="normal" style:font-name-complex="Times New Roman1" style:font-weight-complex="normal"/>
    </style:style>
    <style:style style:name="T5" style:family="text">
      <style:text-properties style:font-name="Times New Roman" style:text-underline-style="solid" style:text-underline-width="auto" style:text-underline-color="font-color" fo:font-weight="normal" officeooo:rsid="00144821" style:font-weight-asian="normal" style:font-name-complex="Times New Roman1" style:font-weight-complex="normal"/>
    </style:style>
    <style:style style:name="T6" style:family="text">
      <style:text-properties style:font-name="Times New Roman" fo:language="it" fo:country="IT" fo:font-weight="bold" officeooo:rsid="000a9a64" style:font-weight-asian="bold" style:font-name-complex="Times New Roman1" style:font-weight-complex="bold"/>
    </style:style>
    <style:style style:name="T7" style:family="text">
      <style:text-properties style:font-name="Times New Roman" fo:language="it" fo:country="IT" style:font-name-complex="Times New Roman1"/>
    </style:style>
    <style:style style:name="T8" style:family="text">
      <style:text-properties style:font-name="Times New Roman" fo:language="it" fo:country="IT" fo:font-weight="normal" style:font-weight-asian="normal" style:font-name-complex="Times New Roman1" style:font-weight-complex="normal"/>
    </style:style>
    <style:style style:name="T9" style:family="text">
      <style:text-properties style:text-position="super 58%" style:font-name="Times New Roman" fo:language="it" fo:country="IT" fo:font-weight="bold" officeooo:rsid="000a9a64" style:font-weight-asian="bold" style:font-name-complex="Times New Roman1" style:font-weight-complex="bold"/>
    </style:style>
    <style:style style:name="T10" style:family="text">
      <style:text-properties style:text-position="0% 100%" style:font-name="Times New Roman" fo:language="it" fo:country="IT" fo:font-weight="bold" officeooo:rsid="000a9a64" style:font-weight-asian="bold" style:font-name-complex="Times New Roman1" style:font-weight-complex="bold"/>
    </style:style>
    <style:style style:name="T11" style:family="text">
      <style:text-properties style:font-name="Times New Roman" fo:language="it" fo:country="IT" fo:font-weight="bold" officeooo:rsid="000ab954" style:font-weight-asian="bold" style:font-name-complex="Times New Roman1" style:font-weight-complex="bold"/>
    </style:style>
    <style:style style:name="T12" style:family="text">
      <style:text-properties style:font-name="Times New Roman" fo:language="it" fo:country="IT" officeooo:rsid="000ab954" style:font-name-complex="Times New Roman1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c9e5b"/>
    </style:style>
    <style:style style:name="T1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fo:language="it" fo:country="IT" fo:font-weight="bold" officeooo:rsid="000b9eee" style:font-weight-asian="bold" style:font-name-complex="Times New Roman1" style:font-weight-complex="bold"/>
    </style:style>
    <style:style style:name="T18" style:family="text">
      <style:text-properties style:text-position="super 58%" style:font-name="Times New Roman" fo:language="it" fo:country="IT" fo:font-weight="bold" officeooo:rsid="000b9eee" style:font-weight-asian="bold" style:font-name-complex="Times New Roman1" style:font-weight-complex="bold"/>
    </style:style>
    <style:style style:name="T19" style:family="text">
      <style:text-properties style:use-window-font-color="true" loext:opacity="0%" style:text-position="0% 100%" style:font-name="Times new Roman" fo:language="it" fo:country="IT" fo:font-style="italic" style:text-underline-style="none" style:font-style-asian="italic" style:font-style-complex="italic"/>
    </style:style>
    <style:style style:name="T20" style:family="text">
      <style:text-properties style:use-window-font-color="true" loext:opacity="0%" style:text-position="0% 100%" style:font-name="Times New Roman" fo:language="it" fo:country="IT" fo:font-style="italic" style:text-underline-style="none" fo:font-weight="bold" officeooo:rsid="000b9eee" style:font-style-asian="italic" style:font-weight-asian="bold" style:font-name-complex="Times New Roman1" style:font-style-complex="italic" style:font-weight-complex="bold"/>
    </style:style>
    <style:style style:name="T21" style:family="text">
      <style:text-properties style:use-window-font-color="true" loext:opacity="0%" style:text-position="super 58%" style:font-name="Times New Roman" fo:language="it" fo:country="IT" fo:font-style="italic" style:text-underline-style="none" fo:font-weight="bold" officeooo:rsid="000b9eee" style:font-style-asian="italic" style:font-weight-asian="bold" style:font-name-complex="Times New Roman1" style:font-style-complex="italic" style:font-weight-complex="bold"/>
    </style:style>
    <style:style style:name="T22" style:family="text">
      <style:text-properties style:use-window-font-color="true" loext:opacity="0%" style:text-position="0% 100%" style:font-name="Times new Roman" fo:language="it" fo:country="IT" fo:font-style="italic" style:text-underline-style="none" fo:font-weight="bold" officeooo:rsid="000c4119" style:font-style-asian="italic" style:font-weight-asian="bold" style:font-style-complex="italic" style:font-weight-complex="bold"/>
    </style:style>
    <style:style style:name="T23" style:family="text">
      <style:text-properties style:use-window-font-color="true" loext:opacity="0%" style:text-position="super 58%" style:font-name="Times new Roman" fo:language="it" fo:country="IT" fo:font-style="italic" style:text-underline-style="none" fo:font-weight="bold" officeooo:rsid="000c4119" style:font-style-asian="italic" style:font-weight-asian="bold" style:font-style-complex="italic" style:font-weight-complex="bold"/>
    </style:style>
    <style:style style:name="T24" style:family="text">
      <style:text-properties style:use-window-font-color="true" loext:opacity="0%" style:text-position="0% 100%" style:font-name="Times new Roman" fo:language="it" fo:country="IT" fo:font-style="normal" style:text-underline-style="none" fo:font-weight="bold" officeooo:rsid="000c4119" style:font-style-asian="normal" style:font-weight-asian="bold" style:font-style-complex="normal" style:font-weight-complex="bold"/>
    </style:style>
    <style:style style:name="T25" style:family="text">
      <style:text-properties style:use-window-font-color="true" loext:opacity="0%" style:text-position="0% 100%" style:font-name="Times new Roman" fo:language="it" fo:country="IT" fo:font-style="italic" style:text-underline-style="none" officeooo:rsid="000c4119" style:font-style-asian="italic" style:font-style-complex="italic"/>
    </style:style>
    <style:style style:name="T26" style:family="text">
      <style:text-properties style:font-name="Times New Roman" fo:language="it" fo:country="IT" style:text-underline-style="solid" style:text-underline-width="auto" style:text-underline-color="font-color" style:font-name-complex="Times New Roman1"/>
    </style:style>
    <style:style style:name="T27" style:family="text">
      <style:text-properties style:use-window-font-color="true" loext:opacity="0%" style:font-name="Times new Roman" fo:font-style="italic" style:text-underline-style="none" style:font-style-asian="italic" style:font-style-complex="italic"/>
    </style:style>
    <style:style style:name="T28" style:family="text">
      <style:text-properties style:font-name="Times New Roman" fo:font-weight="bold" officeooo:rsid="000c9e5b" style:font-weight-asian="bold" style:font-name-complex="Times New Roman1" style:font-weight-complex="bold"/>
    </style:style>
    <style:style style:name="T29" style:family="text">
      <style:text-properties style:use-window-font-color="true" loext:opacity="0%" style:font-name="Times New Roman" style:text-underline-style="none" style:font-name-complex="Times New Roman1"/>
    </style:style>
    <style:style style:name="T30" style:family="text">
      <style:text-properties style:use-window-font-color="true" loext:opacity="0%" style:font-name="Times New Roman" style:text-underline-style="none" fo:font-weight="bold" officeooo:rsid="000c9e5b" style:font-weight-asian="bold" style:font-name-complex="Times New Roman1" style:font-weight-complex="bold"/>
    </style:style>
    <style:style style:name="T31" style:family="text">
      <style:text-properties fo:font-weight="bold" officeooo:rsid="0008c7bf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normal" officeooo:rsid="0017a883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4482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Marmellata #25</text:p>
      <text:p text:style-name="P3">Cesare Cremonini</text:p>
      <text:p text:style-name="P4"><text:span text:style-name="T1">Re</text:span><text:span text:style-name="T2"> <text:s/></text:span><text:span text:style-name="T1">La</text:span><text:span text:style-name="T2"> <text:s/></text:span><text:span text:style-name="T1">So</text:span><text:span text:style-name="T3">l<text:tab/></text:span><text:span text:style-name="T4">x</text:span><text:span text:style-name="T5">8</text:span></text:p>
      <text:p text:style-name="P5"><text:span text:style-name="T6">Re <text:s text:c="43"/>Sol</text:span><text:span text:style-name="T7"><text:line-break/> <text:s text:c="2"/>Ci sono le tue scarpe ancora qua, ma tu te ne sei già andata<text:line-break/></text:span><text:span text:style-name="T6">Re <text:s text:c="51"/>Sol</text:span><text:span text:style-name="T7"><text:line-break/> <text:s text:c="2"/>C'è ancora la tua parte di soldi in </text:span><text:span text:style-name="T8">banca, ma tu non ci sei più</text:span><text:span text:style-name="T7"><text:line-break/></text:span><text:span text:style-name="T6">Re <text:s text:c="37"/>Sol</text:span><text:span text:style-name="T7"><text:line-break/> <text:s text:c="2"/>C'è ancora la tua patente rosa tutta stropicciata<text:line-break/></text:span><text:span text:style-name="T6">Re <text:tab/> <text:s text:c="33"/>Sol <text:s text:c="25"/>Sol</text:span><text:span text:style-name="T9">7+ </text:span><text:span text:style-name="T7"><text:line-break/> <text:s text:c="2"/>E nel tuo cassetto un libro letto e una Winston blu<text:line-break/></text:span><text:span text:style-name="T10">La</text:span><text:span text:style-name="T9">6</text:span><text:span text:style-name="T7"> <text:s text:c="15"/></text:span><text:span text:style-name="T11">Re</text:span><text:span text:style-name="T7"><text:line-break/> <text:s text:c="2"/></text:span><text:span text:style-name="T12">L</text:span><text:span text:style-name="T7">'ho fumata</text:span></text:p>
      <text:p text:style-name="P6">Ci sono le tue calze rotte la notte in cui ti sei ubriacata<text:line-break/>C'è ancora lì sul pianoforte una sciarpa blu<text:line-break/>Ci sono le tue carte e il tuo profumo è ancora in questa casa<text:line-break/>Proprio lì dove ti ho immaginata c'eri tu</text:p>
      <text:p text:style-name="P7">Re<text:span text:style-name="T13">7</text:span><text:span text:style-name="T14">+</text:span></text:p>
      <text:p text:style-name="P8"><text:span text:style-name="T15">Rit</text:span><text:span text:style-name="T16">:</text:span></text:p>
      <text:p text:style-name="P9"><text:span text:style-name="T7"><text:tab/></text:span><text:span text:style-name="T17">Sol <text:s text:c="18"/>Fa</text:span>♯<text:span text:style-name="T17">m <text:s text:c="17"/>Re <text:s/>Re</text:span><text:span text:style-name="T18">7+</text:span><text:span text:style-name="T7"><text:line-break/><text:tab/></text:span><text:a xlink:type="simple" xlink:href="https://genius.com/11573828/Cesare-cremonini-marmellata-25/Ah-da-quando-senna-non-corre-piu-ah-da-quando-baggio-non-gioca-piu-oh-no-no-da-quando-mi-hai-lasciato-pure-tu-non-e-piu-domenica-ma-poi-si-dimentica-non-si-pensa-non-si-pensa-piu" text:style-name="Internet_20_link" text:visited-style-name="Visited_20_Internet_20_Link"><text:span text:style-name="T19">Ah, da quando Senna non corre più<text:line-break/><text:tab/></text:span><text:span text:style-name="T20">Sol <text:s text:c="18"/>Fa</text:span><text:span text:style-name="T19">♯</text:span><text:span text:style-name="T20">m <text:s text:c="18"/>Re <text:s/>Re</text:span><text:span text:style-name="T21">7+</text:span><text:span text:style-name="T19"><text:line-break/><text:tab/>Ah, da quando Baggio non gioca più<text:line-break/><text:tab/><text:line-break/></text:span><text:soft-page-break/><text:span text:style-name="T19"> <text:s text:c="6"/></text:span><text:span text:style-name="T22">Mim</text:span><text:span text:style-name="T23">7</text:span><text:span text:style-name="T22"> <text:s text:c="44"/>Fa#m <text:s/>Sol</text:span><text:span text:style-name="T19"><text:line-break/><text:tab/>Oh, no, no, da quando mi hai lasciato pure <text:s text:c="3"/>tu<text:line-break/><text:tab/> <text:s text:c="19"/></text:span><text:span text:style-name="T24">Re <text:s text:c="6"/>La <text:s/>Sol<text:tab/>Re <text:s/>La <text:s/>Sol</text:span><text:span text:style-name="T19"><text:line-break/><text:tab/>Non è più domenica<text:line-break/><text:tab/> <text:s text:c="18"/></text:span><text:span text:style-name="T24">Re <text:s text:c="7"/>La <text:s/>Sol</text:span><text:span text:style-name="T19"><text:line-break/><text:tab/></text:span><text:span text:style-name="T25">M</text:span><text:span text:style-name="T19">a poi si dimentica<text:line-break/><text:tab/></text:span><text:span text:style-name="T24">Re <text:s text:c="6"/>La <text:s text:c="6"/>Sol</text:span><text:span text:style-name="T19"><text:line-break/><text:tab/>Non si pensa, non si pensa più</text:span></text:a></text:p>
      <text:p text:style-name="P10">Ci sono le tue scarpe ancora qua, ma tu non sei passata<text:line-break/>Ho spiegato ai vicini ridendo che tu non ci sei più<text:line-break/>Un ragazzo in cortile abbraccia e bacia la sua fidanzata<text:line-break/>Proprio lì dove ti ho incontrata non ci sei più</text:p>
      <text:p text:style-name="P11">Re<text:span text:style-name="T13">7+</text:span></text:p>
      <text:p text:style-name="P12"><text:span text:style-name="T26">Rit</text:span><text:span text:style-name="T7">:<text:line-break/><text:tab/></text:span><text:a xlink:type="simple" xlink:href="https://genius.com/11573828/Cesare-cremonini-marmellata-25/Ah-da-quando-senna-non-corre-piu-ah-da-quando-baggio-non-gioca-piu-oh-no-no-da-quando-mi-hai-lasciato-pure-tu-non-e-piu-domenica-ma-poi-si-dimentica-non-si-pensa-non-si-pensa-piu" text:style-name="Internet_20_link" text:visited-style-name="Visited_20_Internet_20_Link"><text:span text:style-name="T27">Ah, da quando Senna non corre più<text:line-break/><text:tab/>Ah, da quando Baggio non gioca più<text:line-break/><text:tab/>Oh, no, no, da quando mi hai lasciato pure tu<text:line-break/><text:tab/>Non è più domenica e non si dimentica</text:span></text:a></text:p>
      <text:p text:style-name="P13"><text:span text:style-name="T28">Re <text:s text:c="40"/>Sol</text:span><text:span text:style-name="T16"><text:line-break/> <text:s text:c="2"/>Ora vivo da solo in questa casa buia e desolata<text:line-break/></text:span><text:span text:style-name="T28">Re <text:s text:c="47"/>Sol</text:span><text:span text:style-name="T16"><text:line-break/> <text:s text:c="2"/>Il tempo che davo all'amore lo tengo solo per me<text:line-break/></text:span><text:span text:style-name="T28">Re</text:span><text:span text:style-name="T16"> <text:s text:c="39"/></text:span><text:span text:style-name="T28">Sol</text:span><text:span text:style-name="T16"><text:line-break/> <text:s text:c="2"/></text:span><text:a xlink:type="simple" xlink:href="https://genius.com/11005665/Cesare-cremonini-marmellata-25/Ogni-volta-in-cui-ti-penso-mangio-chili-di-marmellata-quella-che-mi-nascondevi-tu-lho-trovata" text:style-name="Internet_20_link" text:visited-style-name="Visited_20_Internet_20_Link"><text:span text:style-name="T29">Ogni volta in cui ti penso mangio chili di marmellata<text:line-break/></text:span><text:span text:style-name="T30">Re <text:s text:c="39"/>Sol <text:s text:c="3"/>La</text:span><text:span text:style-name="T29"><text:line-break/> <text:s text:c="2"/>Quella che mi nascondevi <text:s text:c="5"/>tu<text:line-break/></text:span><text:soft-page-break/><text:span text:style-name="T29"> <text:s text:c="10"/></text:span><text:span text:style-name="T30">Re</text:span><text:span text:style-name="T29"><text:line-break/>l'ho trovata</text:span></text:a></text:p>
      <text:p text:style-name="P14"><text:span text:style-name="T31">Re</text:span><text:span text:style-name="T32"> <text:s/></text:span><text:span text:style-name="T31">La</text:span><text:span text:style-name="T32"> <text:s/></text:span><text:span text:style-name="T31">Sol<text:tab/></text:span><text:span text:style-name="T33">x</text:span><text:span text:style-name="T34">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08c7bf" officeooo:paragraph-rsid="0008c7bf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page-layout style:name="Mpm1">
      <style:page-layout-properties fo:page-width="5.8272in" fo:page-height="8.2681in" style:num-format="1" style:print-orientation="portrait" fo:margin-top="0.4925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MELLATA #25</text:p>
      </style:header>
      <style:header-left>
        <text:p text:style-name="MP3">MUSICA ITALIANA</text:p>
      </style:header-left>
      <style:header-first>
        <text:p text:style-name="MP2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24</meta:editing-cycles>
    <meta:print-date>2024-07-13T19:00:00</meta:print-date>
    <meta:creation-date>2024-07-11T09:24:00</meta:creation-date>
    <dc:date>2026-02-11T19:54:03.186640488</dc:date>
    <meta:editing-duration>PT3H23M45S</meta:editing-duration>
    <meta:generator>LibreOffice/25.8.4.2$Linux_X86_64 LibreOffice_project/580$Build-2</meta:generator>
    <meta:document-statistic meta:table-count="0" meta:image-count="0" meta:object-count="0" meta:page-count="4" meta:paragraph-count="15" meta:word-count="308" meta:character-count="2083" meta:non-whitespace-character-count="1155"/>
    <meta:user-defined meta:name="AppVersion">16.0000</meta:user-defined>
    <meta:template xlink:type="simple" xlink:actuate="onRequest" xlink:title="Normal.dotm" xlink:href=""/>
  </office:meta>
</office:document-meta>
</file>